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4896in" fo:margin-left="0.5in" fo:margin-top="0in" fo:margin-bottom="0in" table:align="left" style:writing-mode="lr-tb"/>
    </style:style>
    <style:style style:name="Table1.A" style:family="table-column">
      <style:table-column-properties style:column-width="3.244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 style:font-name-complex="Calibri1" style:font-size-complex="14pt"/>
    </style:style>
    <style:style style:name="P4" style:family="paragraph" style:parent-style-name="Standard">
      <style:paragraph-properties fo:text-align="center" style:justify-single-word="false"/>
      <style:text-properties fo:font-size="14pt" style:font-size-asian="14pt" style:font-name-complex="Calibri1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002060" fo:font-size="14pt" style:font-size-asian="14pt" style:font-name-complex="Calibri1" style:font-size-complex="14pt"/>
    </style:style>
    <style:style style:name="P6" style:family="paragraph" style:parent-style-name="Standard">
      <style:paragraph-properties fo:margin-left="0.25in" fo:margin-right="0in" fo:text-indent="0in" style:auto-text-indent="false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2pt" style:font-size-asian="12pt" style:font-name-complex="Times New Roman1" style:font-size-complex="12pt"/>
    </style:style>
    <style:style style:name="P8" style:family="paragraph" style:parent-style-name="List_20_Paragraph" style:list-style-name="WWNum6"/>
    <style:style style:name="P9" style:family="paragraph" style:parent-style-name="List_20_Paragraph"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P10" style:family="paragraph" style:parent-style-name="List_20_Paragraph">
      <style:paragraph-properties fo:text-align="center" style:justify-single-word="false"/>
    </style:style>
    <style:style style:name="P11" style:family="paragraph" style:parent-style-name="List_20_Paragraph">
      <style:paragraph-properties fo:text-align="center" style:justify-single-word="false"/>
      <style:text-properties fo:color="#002060" fo:font-size="14pt" style:font-size-asian="14pt" style:font-name-complex="Calibri1" style:font-size-complex="14pt"/>
    </style:style>
    <style:style style:name="P12" style:family="paragraph" style:parent-style-name="List_20_Paragraph">
      <style:paragraph-properties fo:margin-left="0in" fo:margin-right="0in" fo:margin-top="0in" fo:margin-bottom="0in" loext:contextual-spacing="true" fo:line-height="100%" fo:text-align="center" style:justify-single-word="false" fo:text-indent="0in" style:auto-text-indent="false"/>
    </style:style>
    <style:style style:name="T1" style:family="text">
      <style:text-properties fo:font-size="14pt" style:font-size-asian="14pt" style:font-name-complex="Calibri1" style:font-size-complex="14pt"/>
    </style:style>
    <style:style style:name="T2" style:family="text">
      <style:text-properties fo:font-size="14pt" officeooo:rsid="001a21c3" style:font-size-asian="14pt" style:font-name-complex="Calibri1" style:font-size-complex="14pt"/>
    </style:style>
    <style:style style:name="T3" style:family="text">
      <style:text-properties fo:color="#002060" fo:font-size="14pt" style:font-size-asian="14pt" style:font-name-complex="Calibri1" style:font-size-complex="14pt"/>
    </style:style>
    <style:style style:name="T4" style:family="text">
      <style:text-properties fo:color="#002060" fo:font-size="14pt" officeooo:rsid="001a3797" style:font-size-asian="14pt" style:font-name-complex="Calibri1" style:font-size-complex="14pt"/>
    </style:style>
    <style:style style:name="T5" style:family="text">
      <style:text-properties fo:color="#000000" style:font-name="Times New Roman" fo:font-size="12pt" style:font-size-asian="12pt" style:font-name-complex="Times New Roman1" style:font-size-complex="12pt"/>
    </style:style>
    <style:style style:name="T6" style:family="text">
      <style:text-properties fo:color="#000000" style:font-name="Times New Roman" fo:font-size="12pt" style:font-size-asian="12pt" style:language-asian="ru" style:country-asian="RU" style:font-name-complex="Times New Roman1" style:font-size-complex="12pt"/>
    </style:style>
    <style:style style:name="T7" style:family="text">
      <style:text-properties fo:color="#000000" style:font-name="Times New Roman" fo:font-size="12pt" fo:language="en" fo:country="US" style:font-size-asian="12pt" style:font-name-complex="Times New Roman1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1"/>
      <text:p text:style-name="P2"><text:span text:style-name="T1">Кафедра вычислительной техники</text:span></text:p>
      <text:p text:style-name="P2"><text:span text:style-name="T1">Основы профессиональной деятельности</text:span></text:p>
      <text:p text:style-name="P3"/>
      <text:p text:style-name="P3"/>
      <text:p text:style-name="P4"/>
      <text:p text:style-name="P4"/>
      <text:p text:style-name="P4"/>
      <text:p text:style-name="P4"/>
      <text:p text:style-name="P2"><text:span text:style-name="T1">Лабораторная работа №2</text:span></text:p>
      <text:p text:style-name="P2"><text:span text:style-name="T1">Выполнение арифметических операций над двоичными числами</text:span></text:p>
      <text:p text:style-name="P2"><text:span text:style-name="T1">Вариант <text:s/></text:span><text:span text:style-name="T2">15</text:span></text:p>
      <text:p text:style-name="P4"/>
      <text:p text:style-name="P4"/>
      <text:p text:style-name="P2"><text:span text:style-name="T1">Преподаватель: <text:s/>Малышева Татьяна Алексеевна</text:span></text:p>
      <text:p text:style-name="P2"><text:span text:style-name="T1">Выполнил: </text:span><text:span text:style-name="T2">Девятилов Роман Александрович</text:span></text:p>
      <text:p text:style-name="P2"><text:span text:style-name="T1">Группа:</text:span><text:bookmark text:name="_GoBack"/><text:span text:style-name="T1"> </text:span><text:span text:style-name="T2">Р3112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><text:span text:style-name="T1">Санкт-Петербург</text:span></text:p>
      <text:p text:style-name="P2"><text:span text:style-name="T1">201</text:span><text:span text:style-name="T2">9</text:span></text:p>
      <text:p text:style-name="P5"/>
      <text:p text:style-name="P2"><text:soft-page-break/><text:span text:style-name="T3">Задание:</text:span></text:p>
      <text:list xml:id="list3151444836" text:style-name="WWNum6">
        <text:list-item>
          <text:p text:style-name="P8"><text:span text:style-name="T5">Переписать в отчёт (рукой, а не копированием в электронном виде) формулировку заданий 4-9! Это не просто так, а для того, чтобы вы выполнили все необходимые пункты задания. Данную лабораторную надо выполнять как вычислительная машина, которая действует строго по инструкции. </text:span></text:p>
        </text:list-item>
      </text:list>
      <text:p text:style-name="P6"><text:span text:style-name="T5">2. Номер варианта взять из списка группы в ISU. Определить свои числа А и С. </text:span></text:p>
      <text:p text:style-name="P6"><text:span text:style-name="T5">3. По заданному варианту исходных данных получить набор десятичных чисел. </text:span></text:p>
      <text:p text:style-name="P6"><text:span text:style-name="T7">X1 = A, X2 = C, <text:s/>X3 = A+C, X4 = A+C+C, X5 = C-A, X6 = 65536-X4, <text:s/>X7 = -X1, X8 = -X2, X9 = -X3, X10 = -X4, X11 = -X5, X12 = -X6.</text:span></text:p>
      <text:p text:style-name="P9"/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12"><text:span text:style-name="T7">X1 = 8361</text:span></text:p>
          </table:table-cell>
          <table:table-cell table:style-name="Table1.A1" office:value-type="string">
            <text:p text:style-name="P12"><text:span text:style-name="T7">X7 = -8361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7">X2 = 16090</text:span></text:p>
          </table:table-cell>
          <table:table-cell table:style-name="Table1.A1" office:value-type="string">
            <text:p text:style-name="P12"><text:span text:style-name="T7">X8 = -16090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7">X3 = 24451</text:span></text:p>
          </table:table-cell>
          <table:table-cell table:style-name="Table1.A1" office:value-type="string">
            <text:p text:style-name="P12"><text:span text:style-name="T7">X9 = -24451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7">X4 = 40541</text:span></text:p>
          </table:table-cell>
          <table:table-cell table:style-name="Table1.A1" office:value-type="string">
            <text:p text:style-name="P12"><text:span text:style-name="T7">X10 = -40541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7">X5 = 7729</text:span></text:p>
          </table:table-cell>
          <table:table-cell table:style-name="Table1.A1" office:value-type="string">
            <text:p text:style-name="P12"><text:span text:style-name="T7">X11 = -7729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7">X6 = 24995</text:span></text:p>
          </table:table-cell>
          <table:table-cell table:style-name="Table1.A1" office:value-type="string">
            <text:p text:style-name="P12"><text:span text:style-name="T7">X12 = -24995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oft-page-break/><text:span text:style-name="T4">В</text:span><text:span text:style-name="T3">ывод:</text:span></text:p>
      <text:p text:style-name="P11"/>
      <text:p text:style-name="List_20_Paragraph"><text:span text:style-name="T5">В процессе выполнения лабораторной работы я научился расставлять флаги состояния процессора, узнал, как представлены в ограниченной двоичной разрядной сетке компьютера отрицательные числа, почему используют дополнительный код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ab1</dc:title>
    <meta:initial-creator>pugalol</meta:initial-creator>
    <meta:editing-cycles>87</meta:editing-cycles>
    <meta:print-date>2018-10-02T21:08:00</meta:print-date>
    <meta:creation-date>2018-09-11T20:06:00</meta:creation-date>
    <dc:date>2019-10-06T23:46:39.104300101</dc:date>
    <meta:editing-duration>PT16H53M21S</meta:editing-duration>
    <meta:generator>LibreOffice/6.0.7.3$Linux_X86_64 LibreOffice_project/00m0$Build-3</meta:generator>
    <meta:document-statistic meta:table-count="1" meta:image-count="0" meta:object-count="0" meta:page-count="3" meta:paragraph-count="29" meta:word-count="194" meta:character-count="1189" meta:non-whitespace-character-count="101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